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bf5" officeooo:paragraph-rsid="001c0bf5"/>
    </style:style>
    <style:style style:name="P2" style:family="paragraph" style:parent-style-name="Standard">
      <style:paragraph-properties fo:text-align="end" style:justify-single-word="false"/>
      <style:text-properties officeooo:rsid="001c0bf5" officeooo:paragraph-rsid="001c2f05"/>
    </style:style>
    <style:style style:name="T1" style:family="text">
      <style:text-properties officeooo:rsid="001c0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4. februar 2023</text:span></text:p>
      <text:h text:style-name="Heading_20_1" text:outline-level="1"><text:span text:style-name="T1">God morgen </text:span>Jens <text:span text:style-name="T1">:)</text:span></text:h>
      <text:p text:style-name="P1"/>
      <text:p text:style-name="P1"/>
      <text:p text:style-name="P1"/>
      <text:p text:style-name="P1">Sørg for at få alle kablerne helt ned i denne tavle. Hvis det af en eller anden grund ikke kan lade sig gøre, så ring til mig. </text:p>
      <text:p text:style-name="P1"/>
      <text:p text:style-name="P1">Jeg foreslår, at du monterer dette røde rør, og skubber kablerne denne vej. Jeg har boret hullerne (5.5mm). Der er plugs og patentbånd inde i tavlen. </text:p>
      <text:p text:style-name="P1"/>
      <text:p text:style-name="P1">Sørg for, at der er lidt ekstra (lad dem fx gå helt til gulvet under tavlen). </text:p>
      <text:p text:style-name="P1"/>
      <text:p text:style-name="P1">Det grønne kabel, der går gennem et hul i væggen fra OSAAs lokale, skal også føres til tavlen, på samme måde. </text:p>
      <text:p text:style-name="P1"/>
      <text:p text:style-name="P1">Ethernetkablet fra serverrummet skal også her hen til tavlen. </text:p>
      <text:p text:style-name="P1"/>
      <text:p text:style-name="P1">Jeg skal nok stå for at føre kablerne ind i selve tavlen, hvis bare du trækker dem ned til tavlen. </text:p>
      <text:p text:style-name="P1"/>
      <text:p text:style-name="P1"/>
      <text:p text:style-name="P1"/>
      <text:p text:style-name="P1">Vh Thomas, OSAA, 61 66 86 6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08:39:26.526333101</meta:creation-date>
    <meta:print-date>2023-02-14T09:14:46.186420720</meta:print-date>
    <dc:date>2023-02-15T04:52:47.076032105</dc:date>
    <meta:editing-duration>PT19H32M20S</meta:editing-duration>
    <meta:editing-cycles>1</meta:editing-cycles>
    <meta:document-statistic meta:table-count="0" meta:image-count="0" meta:object-count="0" meta:page-count="1" meta:paragraph-count="9" meta:word-count="133" meta:character-count="688" meta:non-whitespace-character-count="558"/>
    <meta:generator>LibreOffice/7.3.7.2$Linux_X86_64 LibreOffice_project/30$Build-2</meta:generator>
  </office:meta>
</office:document-meta>
</file>